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4a8d8a" officeooo:paragraph-rsid="064a8d8a"/>
    </style:style>
    <style:style style:name="P5" style:family="paragraph" style:parent-style-name="Text_20_body">
      <style:text-properties officeooo:rsid="0610e6e9" officeooo:paragraph-rsid="0673d944"/>
    </style:style>
    <style:style style:name="P6" style:family="paragraph" style:parent-style-name="Text_20_body">
      <style:text-properties officeooo:paragraph-rsid="0673d944"/>
    </style:style>
    <style:style style:name="P7" style:family="paragraph" style:parent-style-name="Text_20_body">
      <style:text-properties officeooo:paragraph-rsid="06783411"/>
    </style:style>
    <style:style style:name="P8" style:family="paragraph" style:parent-style-name="Text_20_body">
      <style:text-properties officeooo:paragraph-rsid="067a445c"/>
    </style:style>
    <style:style style:name="P9" style:family="paragraph" style:parent-style-name="Text_20_body">
      <style:text-properties officeooo:paragraph-rsid="067fa8b5"/>
    </style:style>
    <style:style style:name="P10" style:family="paragraph" style:parent-style-name="Text_20_body">
      <style:text-properties officeooo:paragraph-rsid="068146bd"/>
    </style:style>
    <style:style style:name="P11" style:family="paragraph" style:parent-style-name="Text_20_body">
      <style:text-properties officeooo:paragraph-rsid="06880633"/>
    </style:style>
    <style:style style:name="P12" style:family="paragraph" style:parent-style-name="Text_20_body">
      <style:text-properties officeooo:paragraph-rsid="056a94fb"/>
    </style:style>
    <style:style style:name="P13" style:family="paragraph" style:parent-style-name="Text_20_body">
      <style:text-properties officeooo:paragraph-rsid="068b4d1f"/>
    </style:style>
    <style:style style:name="P14" style:family="paragraph" style:parent-style-name="Text_20_body">
      <style:text-properties officeooo:rsid="068d225c" officeooo:paragraph-rsid="068d225c"/>
    </style:style>
    <style:style style:name="P15" style:family="paragraph" style:parent-style-name="Text_20_body">
      <style:text-properties officeooo:paragraph-rsid="068d2857"/>
    </style:style>
    <style:style style:name="P16" style:family="paragraph" style:parent-style-name="Heading_20_2">
      <style:text-properties officeooo:paragraph-rsid="05648627"/>
    </style:style>
    <style:style style:name="P17" style:family="paragraph" style:parent-style-name="Heading_20_2">
      <style:text-properties officeooo:paragraph-rsid="0673d944"/>
    </style:style>
    <style:style style:name="P18" style:family="paragraph" style:parent-style-name="Heading_20_2">
      <style:paragraph-properties fo:line-height="100%"/>
      <style:text-properties officeooo:paragraph-rsid="067fa8b5"/>
    </style:style>
    <style:style style:name="P19" style:family="paragraph" style:parent-style-name="Heading_20_2">
      <style:text-properties officeooo:paragraph-rsid="067a445c"/>
    </style:style>
    <style:style style:name="P20" style:family="paragraph" style:parent-style-name="Heading_20_2">
      <style:text-properties officeooo:paragraph-rsid="068146bd"/>
    </style:style>
    <style:style style:name="P21" style:family="paragraph" style:parent-style-name="Text_20_body">
      <style:text-properties fo:language="en" fo:country="US" officeooo:rsid="068146bd" officeooo:paragraph-rsid="068146bd"/>
    </style:style>
    <style:style style:name="P22" style:family="paragraph" style:parent-style-name="Text_20_body">
      <style:text-properties fo:language="en" fo:country="US" officeooo:rsid="063a5131" officeooo:paragraph-rsid="06898cf2"/>
    </style:style>
    <style:style style:name="P23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7ca7f2"/>
    </style:style>
    <style:style style:name="T2" style:family="text">
      <style:text-properties style:font-name="Times New Roman" fo:font-style="italic" officeooo:rsid="05e3dd26" style:font-style-asian="italic" style:font-style-complex="italic"/>
    </style:style>
    <style:style style:name="T3" style:family="text">
      <style:text-properties style:font-name="Times New Roman" fo:font-style="italic" officeooo:rsid="058fcc10" style:font-style-asian="italic" style:font-style-complex="italic"/>
    </style:style>
    <style:style style:name="T4" style:family="text">
      <style:text-properties officeooo:rsid="05b6bed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610e6e9" style:font-weight-asian="bold" style:font-weight-complex="bold"/>
    </style:style>
    <style:style style:name="T7" style:family="text">
      <style:text-properties fo:font-style="italic" officeooo:rsid="05e3dd26" style:font-style-asian="italic" style:font-style-complex="italic"/>
    </style:style>
    <style:style style:name="T8" style:family="text">
      <style:text-properties fo:font-style="italic" officeooo:rsid="0674d2ed" style:font-style-asian="italic" style:font-style-complex="italic"/>
    </style:style>
    <style:style style:name="T9" style:family="text">
      <style:text-properties fo:font-style="italic" officeooo:rsid="068146bd" style:font-style-asian="italic" style:font-style-complex="italic"/>
    </style:style>
    <style:style style:name="T10" style:family="text">
      <style:text-properties fo:font-style="italic" officeooo:rsid="06880633" style:font-style-asian="italic" style:font-style-complex="italic"/>
    </style:style>
    <style:style style:name="T11" style:family="text">
      <style:text-properties officeooo:rsid="05e3dd26"/>
    </style:style>
    <style:style style:name="T12" style:family="text">
      <style:text-properties style:text-position="sub 58%" style:font-name="Times New Roman" fo:font-style="italic" officeooo:rsid="05e3dd26" style:font-style-asian="italic" style:font-style-complex="italic"/>
    </style:style>
    <style:style style:name="T13" style:family="text">
      <style:text-properties style:text-position="sub 58%" style:font-name="Monospace" fo:language="en" fo:country="US" officeooo:rsid="068b4d1f" style:font-size-asian="10.5pt" style:font-name-complex="David CLM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6879e0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language="en" fo:country="US" fo:font-style="normal" fo:font-weight="normal" officeooo:rsid="067a445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language="en" fo:country="US" fo:font-style="normal" fo:font-weight="normal" officeooo:rsid="067cfe4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7" style:family="text">
      <style:text-properties fo:language="en" fo:country="US" officeooo:rsid="060192ee"/>
    </style:style>
    <style:style style:name="T18" style:family="text">
      <style:text-properties fo:language="en" fo:country="US" officeooo:rsid="06159af2"/>
    </style:style>
    <style:style style:name="T19" style:family="text">
      <style:text-properties fo:language="en" fo:country="US" officeooo:rsid="06342bc4"/>
    </style:style>
    <style:style style:name="T20" style:family="text">
      <style:text-properties fo:language="en" fo:country="US" officeooo:rsid="0565f2dc"/>
    </style:style>
    <style:style style:name="T21" style:family="text">
      <style:text-properties fo:language="en" fo:country="US" officeooo:rsid="05609767"/>
    </style:style>
    <style:style style:name="T22" style:family="text">
      <style:text-properties fo:language="en" fo:country="US" officeooo:rsid="068146bd"/>
    </style:style>
    <style:style style:name="T23" style:family="text">
      <style:text-properties fo:language="en" fo:country="US" fo:font-style="italic" officeooo:rsid="068146bd" style:font-style-asian="italic" style:font-style-complex="italic"/>
    </style:style>
    <style:style style:name="T24" style:family="text">
      <style:text-properties fo:language="en" fo:country="US" officeooo:rsid="068d225c"/>
    </style:style>
    <style:style style:name="T25" style:family="text">
      <style:text-properties fo:language="en" fo:country="US" officeooo:rsid="068d2857"/>
    </style:style>
    <style:style style:name="T26" style:family="text">
      <style:text-properties officeooo:rsid="0615b090"/>
    </style:style>
    <style:style style:name="T27" style:family="text">
      <style:text-properties officeooo:rsid="0626940b"/>
    </style:style>
    <style:style style:name="T28" style:family="text">
      <style:text-properties officeooo:rsid="0629e301"/>
    </style:style>
    <style:style style:name="T29" style:family="text">
      <style:text-properties officeooo:rsid="0637f052"/>
    </style:style>
    <style:style style:name="T30" style:family="text">
      <style:text-properties style:font-name="Monospace" officeooo:rsid="0674d2ed" style:font-size-asian="10.5pt" style:font-name-complex="David CLM" style:font-weight-complex="normal"/>
    </style:style>
    <style:style style:name="T31" style:family="text">
      <style:text-properties style:font-name="Monospace" officeooo:rsid="067a445c" style:font-size-asian="10.5pt" style:font-name-complex="David CLM" style:font-weight-complex="normal"/>
    </style:style>
    <style:style style:name="T32" style:family="text">
      <style:text-properties style:font-name="Monospace" officeooo:rsid="067de0a0" style:font-size-asian="10.5pt" style:font-name-complex="David CLM" style:font-weight-complex="normal"/>
    </style:style>
    <style:style style:name="T33" style:family="text">
      <style:text-properties style:font-name="Monospace" officeooo:rsid="067ea136" style:font-size-asian="10.5pt" style:font-name-complex="David CLM" style:font-weight-complex="normal"/>
    </style:style>
    <style:style style:name="T34" style:family="text">
      <style:text-properties style:font-name="Monospace" officeooo:rsid="067efac4" style:font-size-asian="10.5pt" style:font-name-complex="David CLM" style:font-weight-complex="normal"/>
    </style:style>
    <style:style style:name="T35" style:family="text">
      <style:text-properties style:font-name="Monospace" officeooo:rsid="068146bd" style:font-size-asian="10.5pt" style:font-name-complex="David CLM" style:font-weight-complex="normal"/>
    </style:style>
    <style:style style:name="T36" style:family="text">
      <style:text-properties style:font-name="Monospace" officeooo:rsid="06880633" style:font-size-asian="10.5pt" style:font-name-complex="David CLM" style:font-weight-complex="normal"/>
    </style:style>
    <style:style style:name="T37" style:family="text">
      <style:text-properties style:font-name="Monospace" officeooo:rsid="068b4d1f" style:font-size-asian="10.5pt" style:font-name-complex="David CLM" style:font-weight-complex="normal"/>
    </style:style>
    <style:style style:name="T38" style:family="text">
      <style:text-properties style:font-name="Monospace" officeooo:rsid="068d2857" style:font-size-asian="10.5pt" style:font-name-complex="David CLM" style:font-weight-complex="normal"/>
    </style:style>
    <style:style style:name="T39" style:family="text">
      <style:text-properties style:font-name="Monospace" officeooo:rsid="068e065b" style:font-size-asian="10.5pt" style:font-name-complex="David CLM" style:font-weight-complex="normal"/>
    </style:style>
    <style:style style:name="T40" style:family="text">
      <style:text-properties style:font-name="Monospace" fo:font-style="italic" officeooo:rsid="0674d2ed" style:font-size-asian="10.5pt" style:font-style-asian="italic" style:font-name-complex="David CLM" style:font-style-complex="italic" style:font-weight-complex="normal"/>
    </style:style>
    <style:style style:name="T41" style:family="text">
      <style:text-properties style:font-name="Monospace" fo:language="en" fo:country="US" officeooo:rsid="068146bd" style:font-size-asian="10.5pt" style:font-name-complex="David CLM" style:font-weight-complex="normal"/>
    </style:style>
    <style:style style:name="T42" style:family="text">
      <style:text-properties style:font-name="Monospace" fo:language="en" fo:country="US" officeooo:rsid="068324a9" style:font-size-asian="10.5pt" style:font-name-complex="David CLM" style:font-weight-complex="normal"/>
    </style:style>
    <style:style style:name="T43" style:family="text">
      <style:text-properties style:font-name="Monospace" fo:language="en" fo:country="US" officeooo:rsid="0684a856" style:font-size-asian="10.5pt" style:font-name-complex="David CLM" style:font-weight-complex="normal"/>
    </style:style>
    <style:style style:name="T44" style:family="text">
      <style:text-properties style:font-name="Monospace" fo:language="en" fo:country="US" officeooo:rsid="068b4d1f" style:font-size-asian="10.5pt" style:font-name-complex="David CLM" style:font-weight-complex="normal"/>
    </style:style>
    <style:style style:name="T45" style:family="text">
      <style:text-properties style:font-name="Monospace" fo:language="en" fo:country="US" officeooo:rsid="068d225c" style:font-size-asian="10.5pt" style:font-name-complex="David CLM" style:font-weight-complex="normal"/>
    </style:style>
    <style:style style:name="T46" style:family="text">
      <style:text-properties style:font-name="Monospace" fo:language="en" fo:country="US" fo:font-style="italic" officeooo:rsid="068324a9" style:font-size-asian="10.5pt" style:font-style-asian="italic" style:font-name-complex="David CLM" style:font-style-complex="italic" style:font-weight-complex="normal"/>
    </style:style>
    <style:style style:name="T47" style:family="text">
      <style:text-properties officeooo:rsid="064ca031"/>
    </style:style>
    <style:style style:name="T48" style:family="text">
      <style:text-properties officeooo:rsid="04af6545"/>
    </style:style>
    <style:style style:name="T49" style:family="text">
      <style:text-properties officeooo:rsid="058fcc10"/>
    </style:style>
    <style:style style:name="T50" style:family="text">
      <style:text-properties officeooo:rsid="0610e6e9"/>
    </style:style>
    <style:style style:name="T51" style:family="text">
      <style:text-properties officeooo:rsid="06230541"/>
    </style:style>
    <style:style style:name="T52" style:family="text">
      <style:text-properties officeooo:rsid="06283c27"/>
    </style:style>
    <style:style style:name="T53" style:family="text">
      <style:text-properties officeooo:rsid="062571fe"/>
    </style:style>
    <style:style style:name="T54" style:family="text">
      <style:text-properties officeooo:rsid="0674d2ed"/>
    </style:style>
    <style:style style:name="T55" style:family="text">
      <style:text-properties officeooo:rsid="0561464b"/>
    </style:style>
    <style:style style:name="T56" style:family="text">
      <style:text-properties officeooo:rsid="06765ee5"/>
    </style:style>
    <style:style style:name="T57" style:family="text">
      <style:text-properties officeooo:rsid="06783411"/>
    </style:style>
    <style:style style:name="T58" style:family="text">
      <style:text-properties officeooo:rsid="067a445c"/>
    </style:style>
    <style:style style:name="T59" style:family="text">
      <style:text-properties officeooo:rsid="067cfe49"/>
    </style:style>
    <style:style style:name="T60" style:family="text">
      <style:text-properties officeooo:rsid="067de0a0"/>
    </style:style>
    <style:style style:name="T61" style:family="text">
      <style:text-properties officeooo:rsid="06396fbd"/>
    </style:style>
    <style:style style:name="T62" style:family="text">
      <style:text-properties officeooo:rsid="06387df2"/>
    </style:style>
    <style:style style:name="T63" style:family="text">
      <style:text-properties officeooo:rsid="063a5131"/>
    </style:style>
    <style:style style:name="T64" style:family="text">
      <style:text-properties officeooo:rsid="068146bd"/>
    </style:style>
    <style:style style:name="T65" style:family="text">
      <style:text-properties officeooo:rsid="06880633"/>
    </style:style>
    <style:style style:name="T66" style:family="text">
      <style:text-properties style:text-position="0% 100%" style:font-name="Monospace" fo:language="en" fo:country="US" officeooo:rsid="068b4d1f" style:font-size-asian="10.5pt" style:font-name-complex="David CLM" style:font-weight-complex="normal"/>
    </style:style>
    <style:style style:name="T67" style:family="text">
      <style:text-properties style:text-position="0% 100%" style:font-name="Monospace" fo:language="en" fo:country="US" officeooo:rsid="068d2857" style:font-size-asian="10.5pt" style:font-name-complex="David CLM" style:font-weight-complex="normal"/>
    </style:style>
    <style:style style:name="T68" style:family="text">
      <style:text-properties style:text-position="0% 100%" style:font-name="Monospace" fo:language="en" fo:country="US" officeooo:rsid="068d225c" style:font-size-asian="10.5pt" style:font-name-complex="David CLM" style:font-weight-complex="normal"/>
    </style:style>
    <style:style style:name="T69" style:family="text">
      <style:text-properties officeooo:rsid="0562c868"/>
    </style:style>
    <style:style style:name="T70" style:family="text">
      <style:text-properties officeooo:rsid="068d225c"/>
    </style:style>
    <style:style style:name="T71" style:family="text">
      <style:text-properties officeooo:rsid="068d2857"/>
    </style:style>
    <style:style style:name="T72" style:family="text">
      <style:text-properties officeooo:rsid="068f0a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מטלה - חלוקה הוגנת של קרקעות ועוגות</text:h>
      <text:p text:style-name="P3">יש לענות על שאלה אחת לבחירתכם. <text:span text:style-name="T17">שאלות המסומנות ב</text:span><text:span text:style-name="T19">כוכבית </text:span><text:span text:style-name="T17">* מזכות בניקוד כפול.</text:span></text:p>
      <text:p text:style-name="P17">שאלה <text:span text:style-name="T56">1</text:span>: <text:span text:style-name="T21">חלוקת תורנויות פרופורציונלית</text:span></text:p>
      <text:p text:style-name="P6"><text:span text:style-name="T55">אמא ואבא נסעו לנופש, והשאירו את </text:span><text:span text:style-name="T3">n</text:span><text:span text:style-name="T55"> ילדיהם </text:span><text:span text:style-name="T49">הגדולים </text:span><text:span text:style-name="T55">לשמור על </text:span><text:span text:style-name="T49">התינוקת ה-1+</text:span><text:span text:style-name="T3">n</text:span><text:span text:style-name="T49">.</text:span><text:span text:style-name="T55"> </text:span><text:span text:style-name="T50">הם מעוניינים לחלק ביניהם את זמן השמירה בצורה הוגנת. </text:span><text:span text:style-name="T55">לכל ילד יש העדפות שונות לגבי </text:span><text:span text:style-name="T50">זמן השמירה - </text:span><text:span text:style-name="T55">יש כאלה </text:span><text:span text:style-name="T51">שמעדיפים </text:span><text:span text:style-name="T55">לשמור בלילה, יש כאלה </text:span><text:span text:style-name="T51">שמעדיפים </text:span><text:span text:style-name="T55">לשמור דווקא בצהריים, וכו'. </text:span><text:span text:style-name="T54">עליכם למצוא חלוקה </text:span><text:span text:style-name="T8">פרופורציונלית</text:span><text:span text:style-name="T54">, </text:span><text:span text:style-name="T30">שבה כל </text:span><text:span text:style-name="T54">ילד מקבל משמרת </text:span><text:span text:style-name="T40">קשירה</text:span><text:span text:style-name="T54">.</text:span></text:p>
      <text:p text:style-name="P5">א <text:span text:style-name="T52">[חימום]</text:span>. בסעיף זה הניחו שהילדים <text:span text:style-name="T5">אוהבים </text:span>לשמור על התינוקת – כל אחד רוצה <text:span text:style-name="T53">לשמור </text:span>כמה שיותר. באיזה אלגוריתם תשתמשו?</text:p>
      <text:p text:style-name="P7"><text:span text:style-name="T50">ב. בסעיף זה הניחו שהילדים </text:span><text:span text:style-name="T6">לא אוהבים </text:span><text:span text:style-name="T50">לשמור – כל אחד רוצה לשמור כמה שפחות. </text:span><text:span text:style-name="T27">הסבירו למה האלגוריתם של סעיף א לא עובד. </text:span><text:span text:style-name="T72">ת</text:span><text:span text:style-name="T50">ארו אלגוריתם </text:span><text:span text:style-name="T27">חדש </text:span><text:span text:style-name="T50">המוצא חלוקה פרופורציונלית </text:span><text:span text:style-name="T30">קשירה </text:span><text:span text:style-name="T34">של התורנויות</text:span><text:span text:style-name="T50">. </text:span><text:span text:style-name="T57">הדגימו את האלגוריתם, ו</text:span><text:span text:style-name="T50">הוכיחו את נכונות</text:span><text:span text:style-name="T57">ו</text:span><text:span text:style-name="T50">.</text:span></text:p>
      <text:p text:style-name="P19">שאלה <text:span text:style-name="T58">2</text:span>: <text:span text:style-name="T15">אלגוריתם סלפרידג’-קונוויי </text:span><text:span text:style-name="T16">לא יעיל</text:span></text:p>
      <text:p text:style-name="P8"><text:span text:style-name="T31">הראו דוגמה, שבה </text:span><text:span text:style-name="T58">אלגוריתם סלפרידג’-קונוויי </text:span><text:span text:style-name="T32">מחזיר חלוקה </text:span><text:span text:style-name="T33">לא </text:span><text:span text:style-name="T58">יעיל</text:span><text:span text:style-name="T60">ה</text:span><text:span text:style-name="T58">-פארטו. </text:span><text:span text:style-name="T59">פרטו את שלבי החישוב.</text:span></text:p>
      <text:p text:style-name="P4"/>
      <text:p text:style-name="P16">שאלה <text:span text:style-name="T29">3</text:span>: <text:span text:style-name="T20">חלוקה עם זכויות לא-שוות</text:span></text:p>
      <text:p text:style-name="P13"><text:span text:style-name="T37">נתונים </text:span><text:span text:style-name="T44">n שותפים בקרקע, שלכל אחד מהם יש חלק אחר בקרקע: לאדם i יש חלק t</text:span><text:span text:style-name="T13">i</text:span><text:span text:style-name="T44"> מהקרקע, כאשר הסכום של כל ה- </text:span><text:span text:style-name="T66">t</text:span><text:span text:style-name="T13">i</text:span><text:span text:style-name="T44"> הוא 1. </text:span><text:span text:style-name="T45">לדוגמה, ייתכן שלשחקן א מגיעה 1/7 מהקרקע, לשחקן ב מגיעות 2/7, ולשחקן ג מגיעות 4/7.</text:span></text:p>
      <text:p text:style-name="P13"><text:span text:style-name="T1">א</text:span><text:span text:style-name="T69">. </text:span><text:span text:style-name="T11">תנו הגדרה הגיונית למושג "</text:span><text:span text:style-name="T69">חלוקה פרופורציונלית" </text:span><text:span text:style-name="T11">במצב זה, בעזרת הפונקציה </text:span><text:span text:style-name="T2">V</text:span><text:span text:style-name="T12">i</text:span><text:span text:style-name="T7"> </text:span><text:span text:style-name="T11">(פונקציית הערך של שחקן </text:span><text:span text:style-name="T2">i</text:span><text:span text:style-name="T11">), ובעזרת הפרמטרים </text:span><text:span text:style-name="T66">t</text:span><text:span text:style-name="T13">i</text:span><text:span text:style-name="T18">.</text:span></text:p>
      <text:p text:style-name="P12"><text:span text:style-name="T4">ב</text:span><text:span text:style-name="T69">. כיתבו אלגוריתם המוצא חלוקה פרופורציונלית </text:span><text:span text:style-name="T28">לפי ההגדרה של סעיף א</text:span><text:span text:style-name="T69">. </text:span><text:span text:style-name="T71">הדגימו את פעולת האלגוריתם, </text:span><text:span text:style-name="T26">הוכיחו את נכונות</text:span><text:span text:style-name="T38">ו</text:span><text:span text:style-name="T26">, </text:span><text:span text:style-name="T47">וחשבו את סיבוכיות זמן-הריצה שלו.</text:span></text:p>
      <text:p text:style-name="P15"><text:span text:style-name="T70">* ג. כיתבו אלגוריתם כנ"ל, שסיבוכיות זמן הריצה שלו היא </text:span><text:span text:style-name="T24">O(2 n log(D)), כאשר D הוא </text:span><text:span text:style-name="T25">המכנה המשותף של כל השברים </text:span><text:span text:style-name="T44">t</text:span><text:span text:style-name="T13">i <text:s/></text:span><text:span text:style-name="T67">(ב</text:span><text:span text:style-name="T68">דוגמה למעלה D=7).</text:span></text:p>
      <text:p text:style-name="P14"/>
      <text:p text:style-name="P20">שאלה <text:span text:style-name="T64">4</text:span>: <text:span text:style-name="T20">חלוקה </text:span><text:span text:style-name="T22">סופר-פרופורציונלית</text:span></text:p>
      <text:p text:style-name="P10"><text:span text:style-name="T64">חלוקת-עוגה נקראת </text:span><text:span text:style-name="T9">סופר-פרופורציונלית</text:span><text:span text:style-name="T64"> </text:span><text:span text:style-name="T35">אם </text:span><text:span text:style-name="T64">כל שחקן מקבל פרוסה ששווה עבורו </text:span><text:span text:style-name="T9">יותר </text:span><text:span text:style-name="T64">מ </text:span><text:span text:style-name="T22">1 חלקי-n משווי העוגה כולה.</text:span></text:p>
      <text:p text:style-name="P10"><text:soft-page-break/><text:span text:style-name="T22">א. הראו דוגמה </text:span><text:span text:style-name="T41">לחלוקה </text:span><text:span text:style-name="T22">סופר-פרופורציונאלית </text:span><text:span text:style-name="T41">בין שלושה </text:span><text:span text:style-name="T22">אנשים.</text:span></text:p>
      <text:p text:style-name="P10"><text:span text:style-name="T22">ב. הראו דוגמה שבה </text:span><text:span text:style-name="T23">לא קיימת</text:span><text:span text:style-name="T22"> חלוקה סופר-פרופורציונאלית לשלושה אנשים. הוכיחו </text:span><text:span text:style-name="T41">את תשובתכם.</text:span></text:p>
      <text:p text:style-name="P10"><text:span text:style-name="T41">* ג. נתונה בעיית חלוקת עוגה לשלושה אנשים. </text:span><text:span text:style-name="T42">נתון שיש שני אנשים כלשהם (נניח עמי ותמי), שמייחסים ערך שונה לפרוסת-עוגה כלשהי X. כתבו אלגוריתם </text:span><text:span text:style-name="T43">המקבל כקלט את הפרוסה X, ו</text:span><text:span text:style-name="T42">מוצא חלוקה סופר-פרופורציונלית. </text:span><text:span text:style-name="T46">רמז</text:span><text:span text:style-name="T42">: אפשר להעזר באלגוריתם של שאלה 3 (גם אם לא פתרתם אותה).</text:span></text:p>
      <text:p text:style-name="P21"/>
      <text:p text:style-name="P18"><text:span text:style-name="T48">שאלה </text:span><text:span text:style-name="T14">5</text:span><text:span text:style-name="T48">: </text:span><text:span text:style-name="T62">שיקולים אסטרטגיים באלגוריתם חלוקה</text:span></text:p>
      <text:p text:style-name="P9"><text:span text:style-name="T61">א. אתם חולקים עוגה עם עוד מישהו בשיטת "חתוך ובחר", כאשר אתם החותכים. הצלחתם להשיג מידע מדוייק על </text:span><text:span text:style-name="T36">ההערכה </text:span><text:span text:style-name="T61">של השחקן השני. איך תחתכו את העוגה באופן שייתן לכם את הערך הגבוה ביותר האפשרי? </text:span><text:span text:style-name="T63">הדגימו מצב שבו תוכלו להשיג 100% מהערך הכולל שלכם, ומצב אחר שבו תוכלו להשיג רק 50% מהערך הכולל שלכם.</text:span></text:p>
      <text:p text:style-name="P11"><text:span text:style-name="T61">ב. </text:span><text:span text:style-name="T39">הוכיחו</text:span><text:span text:style-name="T65">, שאם </text:span><text:span text:style-name="T10">אין לכם </text:span><text:span text:style-name="T65">מידע מדוייק </text:span><text:span text:style-name="T61">על </text:span><text:span text:style-name="T36">ההערכה </text:span><text:span text:style-name="T61">של השחקן השני, </text:span><text:span text:style-name="T65">אז כל חיתוך עוגה שאינו מתאים להוראות האלגוריתם עלול לתת לכם פרוסה ששווה עבורכם פחות מ-50% מהערך הכולל שלכם.</text:span>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4-01-04T08:40:43.333000000</dc:date>
    <meta:editing-duration>P11DT2H34M38S</meta:editing-duration>
    <meta:editing-cycles>1511</meta:editing-cycles>
    <meta:document-statistic meta:table-count="0" meta:image-count="0" meta:object-count="0" meta:page-count="2" meta:paragraph-count="23" meta:word-count="450" meta:character-count="2561" meta:non-whitespace-character-count="2131"/>
  </office:meta>
</office:document-meta>
</file>